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TA DE ATIVIDADE: Semana 2</text:span></text:p>
      <text:p text:style-name="P1"/>
      <text:p text:style-name="P2"><text:span text:style-name="T1">Resumo:</text:span></text:p>
      <text:p text:style-name="P2"><text:span text:style-name="T1"><text:s/></text:span></text:p>
      <text:p text:style-name="P3">Os tópicos para a realização das atividades da semana foram separadas entre as etapas preliminares para o desenvolvimento do trabalho semestral, como projetos e plataformas acerca da transparência de dados disponibilizados pelo poder público, além da pesquisa de ferramentas que serão essenciais para a construção da extensão. </text:p>
      <text:p text:style-name="P3">O produto final desta semana foi a construção da primeira versão da Introdução, de modo geral, que será revisada e discutida presencialmente em grupo na próxima aula e, com o possível auxílio da professora, finalizada e entregue esta primeira versão. Sobre a extensão e a API, as atividades seguem em desenvolvimento.</text:p>
      <text:p text:style-name="P4"/>
      <text:p text:style-name="Standard">Caio Rodrigues Gomes</text:p>
      <text:list xml:id="list1556975965" text:style-name="WWNum3">
        <text:list-item>
          <text:p text:style-name="P5">Desenvolvimento da Extensão (Front-End)</text:p>
        </text:list-item>
      </text:list>
      <text:p text:style-name="P4"/>
      <text:p text:style-name="Standard">Giovanna Arana</text:p>
      <text:list xml:id="list4140396547" text:style-name="WWNum2">
        <text:list-item>
          <text:p text:style-name="P6">Desenvolvimento da Extensão (Front-End)</text:p>
        </text:list-item>
      </text:list>
      <text:p text:style-name="P4"/>
      <text:p text:style-name="Standard">Leticia </text:p>
      <text:list xml:id="list3453579483" text:style-name="WWNum4">
        <text:list-item>
          <text:p text:style-name="P7">Pesquisa Bibliográfica sobre os Sistemas de E-SIC</text:p>
        </text:list-item>
        <text:list-item>
          <text:p text:style-name="P7">Introdução do Artigo</text:p>
        </text:list-item>
      </text:list>
      <text:p text:style-name="P4"/>
      <text:p text:style-name="Standard">Mikael Shin</text:p>
      <text:list xml:id="list184911137446274" text:continue-numbering="true" text:style-name="WWNum4">
        <text:list-item>
          <text:p text:style-name="P7">Desenvolvimento da API com os Endpoints</text:p>
        </text:list-item>
        <text:list-item>
          <text:p text:style-name="P7">Catalogação do E-SIC (Marcelo da CGU)</text:p>
        </text:list-item>
        <text:list-item>
          <text:p text:style-name="P7">ATA</text:p>
        </text:list-item>
      </text:list>
      <text:p text:style-name="P4"/>
      <text:p text:style-name="P9">Renan Nakazawa</text:p>
      <text:list xml:id="list2658502737" text:style-name="WWNum1">
        <text:list-item>
          <text:p text:style-name="P8">Desenvolvimento da API com os Endpoints</text:p>
        </text:list-item>
        <text:list-item>
          <text:p text:style-name="P8">Explicação do GitHub</text:p>
        </text:list-item>
        <text:list-item>
          <text:p text:style-name="P8"><text:soft-page-break/>Adicionar a ata no GitHub</text:p>
        </text:list-item>
        <text:list-item>
          <text:p text:style-name="P8">ATA</text:p>
        </text:list-item>
      </text:list>
      <text:p text:style-name="P4"/>
      <text:p text:style-name="Standard">Rhuan Carlos</text:p>
      <text:list xml:id="list184912123974731" text:continue-list="list184911137446274" text:style-name="WWNum4">
        <text:list-item>
          <text:p text:style-name="P7">Introdução do Artigo</text:p>
        </text:list-item>
        <text:list-item>
          <text:p text:style-name="P7">Ranking de transparência MPF</text:p>
        </text:list-item>
        <text:list-item>
          <text:p text:style-name="P7">Catalogação do E-SIC (Marcelo da CGU)</text:p>
        </text:list-item>
        <text:list-item>
          <text:p text:style-name="P7">ATA</text:p>
        </text:list-item>
      </text:list>
      <text:p text:style-name="P4"/>
      <text:p text:style-name="P9">Thuanny Amorim</text:p>
      <text:list xml:id="list184910158067429" text:continue-numbering="true" text:style-name="WWNum4">
        <text:list-item>
          <text:p text:style-name="P7">Queremos Saber </text:p>
        </text:list-item>
        <text:list-item>
          <text:p text:style-name="P7">Achados e Pedidos</text:p>
        </text:list-item>
        <text:list-item>
          <text:p text:style-name="P7">Fique Sabendo</text:p>
        </text:list-item>
        <text:list-item>
          <text:p text:style-name="P7">ATA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05" meta:character-count="1239" meta:non-whitespace-character-count="1079"/>
    <meta:generator>LibreOfficeDev/6.0.5.2$Linux_X86_64 LibreOffice_project/</meta:generator>
  </office:meta>
</office:document-meta>
</file>